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3042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style:min-row-height="0.3042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3042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3" style:family="table-row">
      <style:table-row-properties style:min-row-height="0.3042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3" style:family="table-row">
      <style:table-row-properties style:min-row-height="0.3042in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3" style:family="table-row">
      <style:table-row-properties style:min-row-height="0.3042in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3" style:family="table-row">
      <style:table-row-properties style:min-row-height="0.3042in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cc45" officeooo:paragraph-rsid="0014cc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cc45" officeooo:paragraph-rsid="0017bd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bd6a" officeooo:paragraph-rsid="0017bd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a59b" officeooo:paragraph-rsid="0019a5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paragraph-rsid="0017bd6a"/>
    </style:style>
    <style:style style:name="P6" style:family="paragraph" style:parent-style-name="Standard">
      <style:text-properties officeooo:paragraph-rsid="0017bd6a"/>
    </style:style>
    <style:style style:name="P7" style:family="paragraph" style:parent-style-name="Standard">
      <style:text-properties officeooo:paragraph-rsid="001aeef9"/>
    </style:style>
    <style:style style:name="P8" style:family="paragraph" style:parent-style-name="Standard">
      <style:text-properties officeooo:paragraph-rsid="001ca728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cc45" officeooo:paragraph-rsid="001aee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cc45" officeooo:paragraph-rsid="001ca7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728" officeooo:paragraph-rsid="001ca7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7bd6a"/>
    </style:style>
    <style:style style:name="T2" style:family="text">
      <style:text-properties fo:font-weight="normal" officeooo:rsid="0017bd6a" style:font-weight-asian="normal" style:font-weight-complex="normal"/>
    </style:style>
    <style:style style:name="T3" style:family="text">
      <style:text-properties fo:font-weight="normal" officeooo:rsid="001ca728" style:font-weight-asian="normal" style:font-weight-complex="normal"/>
    </style:style>
    <style:style style:name="T4" style:family="text">
      <style:text-properties officeooo:rsid="0019a59b"/>
    </style:style>
    <style:style style:name="T5" style:family="text">
      <style:text-properties officeooo:rsid="001ca7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 table:number-columns-repeated="3"/>
        <table:table-row>
          <table:table-cell table:style-name="Table1.A1" table:number-columns-spanned="3" office:value-type="string">
            <text:p text:style-name="P1">IPO Chart for <text:span text:style-name="T2">withdrawal() </text:span><text:span text:style-name="T1">Function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">Input</text:p>
          </table:table-cell>
          <table:table-cell table:style-name="Table1.A2" office:value-type="string">
            <text:p text:style-name="P1">Processing</text:p>
          </table:table-cell>
          <table:table-cell table:style-name="Table1.C2" office:value-type="string">
            <text:p text:style-name="P1">Output</text:p>
          </table:table-cell>
        </table:table-row>
        <table:table-row table:style-name="Table1.3">
          <table:table-cell table:style-name="Table1.A2" office:value-type="string">
            <text:p text:style-name="P3">Account balance</text:p>
          </table:table-cell>
          <table:table-cell table:style-name="Table1.A2" office:value-type="string">
            <text:p text:style-name="P3">Prompts the user to enter an amount to withdrawal</text:p>
            <text:p text:style-name="P3"/>
            <text:p text:style-name="P3">Determines total amount needed to withdraw by adding transaction fee to the withdrawal amount</text:p>
            <text:p text:style-name="P3"/>
            <text:p text:style-name="P3">Check if there are enough funds in the account to withdraw. If so, subtract withdrawal amount plus fee from the account balance</text:p>
          </table:table-cell>
          <table:table-cell table:style-name="Table1.C2" office:value-type="string">
            <text:p text:style-name="P3">Prints new account balance if there is enough in account, if lacking funds prints an error message.</text:p>
            <text:p text:style-name="P3"/>
            <text:p text:style-name="P3">Returns the new account balance</text:p>
          </table:table-cell>
        </table:table-row>
      </table:table>
      <text:p text:style-name="Standard"/>
      <table:table table:name="Table2" table:style-name="Table2" table:template-name="Default Style">
        <table:table-column table:style-name="Table2.A" table:number-columns-repeated="3"/>
        <table:table-row>
          <table:table-cell table:style-name="Table2.A1" table:number-columns-spanned="3" office:value-type="string">
            <text:p text:style-name="P2">IPO Chart for <text:span text:style-name="T2">deposit() </text:span><text:span text:style-name="T1">Function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">Input</text:p>
          </table:table-cell>
          <table:table-cell table:style-name="Table2.A2" office:value-type="string">
            <text:p text:style-name="P2">Processing</text:p>
          </table:table-cell>
          <table:table-cell table:style-name="Table2.C2" office:value-type="string">
            <text:p text:style-name="P2">Output</text:p>
          </table:table-cell>
        </table:table-row>
        <table:table-row table:style-name="Table2.3">
          <table:table-cell table:style-name="Table2.A2" office:value-type="string">
            <text:p text:style-name="P3">Account balance</text:p>
          </table:table-cell>
          <table:table-cell table:style-name="Table2.A2" office:value-type="string">
            <text:p text:style-name="P3">Prompts the user to enter an amount to deposit</text:p>
            <text:p text:style-name="P3"/>
            <text:p text:style-name="P3">Calculates the new account balance by adding the deposit amount to the current account balance</text:p>
          </table:table-cell>
          <table:table-cell table:style-name="Table2.C2" office:value-type="string">
            <text:p text:style-name="P3">Prints new account balance</text:p>
            <text:p text:style-name="P3"/>
            <text:p text:style-name="P3">Returns the new account balance</text:p>
          </table:table-cell>
        </table:table-row>
      </table:table>
      <text:p text:style-name="P5"/>
      <table:table table:name="Table3" table:style-name="Table3" table:template-name="Default Style">
        <table:table-column table:style-name="Table3.A" table:number-columns-repeated="3"/>
        <table:table-row>
          <table:table-cell table:style-name="Table3.A1" table:number-columns-spanned="3" office:value-type="string">
            <text:p text:style-name="P2">IPO Chart for <text:span text:style-name="T2">check_balance() </text:span><text:span text:style-name="T1">Functio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">Input</text:p>
          </table:table-cell>
          <table:table-cell table:style-name="Table3.A2" office:value-type="string">
            <text:p text:style-name="P2">Processing</text:p>
          </table:table-cell>
          <table:table-cell table:style-name="Table3.C2" office:value-type="string">
            <text:p text:style-name="P2">Output</text:p>
          </table:table-cell>
        </table:table-row>
        <table:table-row table:style-name="Table3.3">
          <table:table-cell table:style-name="Table3.A2" office:value-type="string">
            <text:p text:style-name="P3">Name</text:p>
            <text:p text:style-name="P3"/>
            <text:p text:style-name="P3">Account number</text:p>
            <text:p text:style-name="P3"/>
            <text:p text:style-name="P3">Account balance</text:p>
          </table:table-cell>
          <table:table-cell table:style-name="Table3.A2" office:value-type="string">
            <text:p text:style-name="P3">None</text:p>
          </table:table-cell>
          <table:table-cell table:style-name="Table3.C2" office:value-type="string">
            <text:p text:style-name="P3">Prints account holder name, account number, and current account balance</text:p>
          </table:table-cell>
        </table:table-row>
      </table:table>
      <text:p text:style-name="P5"/>
      <table:table table:name="Table5" table:style-name="Table5" table:template-name="Default Style">
        <table:table-column table:style-name="Table5.A" table:number-columns-repeated="3"/>
        <table:table-row>
          <table:table-cell table:style-name="Table5.A1" table:number-columns-spanned="3" office:value-type="string">
            <text:p text:style-name="P9">IPO Chart for <text:span text:style-name="T3">collect_info</text:span><text:span text:style-name="T2">() </text:span><text:span text:style-name="T1">Function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9">Input</text:p>
          </table:table-cell>
          <table:table-cell table:style-name="Table5.A2" office:value-type="string">
            <text:p text:style-name="P9">Processing</text:p>
          </table:table-cell>
          <table:table-cell table:style-name="Table5.C2" office:value-type="string">
            <text:p text:style-name="P9">Output</text:p>
          </table:table-cell>
        </table:table-row>
        <table:table-row table:style-name="Table5.3">
          <table:table-cell table:style-name="Table5.A2" office:value-type="string">
            <text:p text:style-name="P11">None</text:p>
          </table:table-cell>
          <table:table-cell table:style-name="Table5.A2" office:value-type="string">
            <text:p text:style-name="P11">Asks user to input name, account number, and account balance</text:p>
            <text:p text:style-name="P11"/>
            <text:p text:style-name="P11">Writes the data to a new file or updates an existing file</text:p>
          </table:table-cell>
          <table:table-cell table:style-name="Table5.C2" office:value-type="string">
            <text:p text:style-name="P11">Returns the user’s name</text:p>
          </table:table-cell>
        </table:table-row>
      </table:table>
      <text:p text:style-name="P7"/>
      <text:p text:style-name="P7"/>
      <text:p text:style-name="P7"/>
      <text:p text:style-name="P7"/>
      <table:table table:name="Table6" table:style-name="Table6" table:template-name="Default Style">
        <table:table-column table:style-name="Table6.A" table:number-columns-repeated="3"/>
        <text:soft-page-break/>
        <table:table-row>
          <table:table-cell table:style-name="Table6.A1" table:number-columns-spanned="3" office:value-type="string">
            <text:p text:style-name="P10">IPO Chart for <text:span text:style-name="T3">write_file</text:span><text:span text:style-name="T2">() </text:span><text:span text:style-name="T1">Function</text:span>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10">Input</text:p>
          </table:table-cell>
          <table:table-cell table:style-name="Table6.A2" office:value-type="string">
            <text:p text:style-name="P10">Processing</text:p>
          </table:table-cell>
          <table:table-cell table:style-name="Table6.C2" office:value-type="string">
            <text:p text:style-name="P10">Output</text:p>
          </table:table-cell>
        </table:table-row>
        <table:table-row table:style-name="Table6.3">
          <table:table-cell table:style-name="Table6.A2" office:value-type="string">
            <text:p text:style-name="P11">Name</text:p>
            <text:p text:style-name="P11"/>
            <text:p text:style-name="P11">Account number</text:p>
            <text:p text:style-name="P11"/>
            <text:p text:style-name="P11">Account balance</text:p>
          </table:table-cell>
          <table:table-cell table:style-name="Table6.A2" office:value-type="string">
            <text:p text:style-name="P11">Opens the specified customer file or creates a new one</text:p>
            <text:p text:style-name="P11"/>
            <text:p text:style-name="P11">Writes the customer information line by line to the file</text:p>
            <text:p text:style-name="P11"/>
            <text:p text:style-name="P11">Closes the file</text:p>
          </table:table-cell>
          <table:table-cell table:style-name="Table6.C2" office:value-type="string">
            <text:p text:style-name="P11">None</text:p>
          </table:table-cell>
        </table:table-row>
      </table:table>
      <text:p text:style-name="P8"/>
      <table:table table:name="Table7" table:style-name="Table7" table:template-name="Default Style">
        <table:table-column table:style-name="Table7.A" table:number-columns-repeated="3"/>
        <table:table-row>
          <table:table-cell table:style-name="Table7.A1" table:number-columns-spanned="3" office:value-type="string">
            <text:p text:style-name="P10">IPO Chart for <text:span text:style-name="T3">read_file</text:span><text:span text:style-name="T2">() </text:span><text:span text:style-name="T1">Function</text:span>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10">Input</text:p>
          </table:table-cell>
          <table:table-cell table:style-name="Table7.A2" office:value-type="string">
            <text:p text:style-name="P10">Processing</text:p>
          </table:table-cell>
          <table:table-cell table:style-name="Table7.C2" office:value-type="string">
            <text:p text:style-name="P10">Output</text:p>
          </table:table-cell>
        </table:table-row>
        <table:table-row table:style-name="Table7.3">
          <table:table-cell table:style-name="Table7.A2" office:value-type="string">
            <text:p text:style-name="P11">Name</text:p>
          </table:table-cell>
          <table:table-cell table:style-name="Table7.A2" office:value-type="string">
            <text:p text:style-name="P11">Opens the specified customer file</text:p>
            <text:p text:style-name="P11"/>
            <text:p text:style-name="P11">Reads the file line by line and assigns the data to variables</text:p>
            <text:p text:style-name="P11"/>
            <text:p text:style-name="P11">Closes the file</text:p>
          </table:table-cell>
          <table:table-cell table:style-name="Table7.C2" office:value-type="string">
            <text:p text:style-name="P11">An array containing the customer’s information</text:p>
          </table:table-cell>
        </table:table-row>
      </table:table>
      <text:p text:style-name="P8"/>
      <text:p text:style-name="P8"/>
      <table:table table:name="Table4" table:style-name="Table4" table:template-name="Default Style">
        <table:table-column table:style-name="Table4.A" table:number-columns-repeated="3"/>
        <table:table-row>
          <table:table-cell table:style-name="Table4.A1" table:number-columns-spanned="3" office:value-type="string">
            <text:p text:style-name="P2">IPO Chart for <text:span text:style-name="T2">main() </text:span><text:span text:style-name="T1">Function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2">Input</text:p>
          </table:table-cell>
          <table:table-cell table:style-name="Table4.A2" office:value-type="string">
            <text:p text:style-name="P2">Processing</text:p>
          </table:table-cell>
          <table:table-cell table:style-name="Table4.C2" office:value-type="string">
            <text:p text:style-name="P2">Output</text:p>
          </table:table-cell>
        </table:table-row>
        <table:table-row table:style-name="Table4.3">
          <table:table-cell table:style-name="Table4.A2" office:value-type="string">
            <text:p text:style-name="P3">None</text:p>
          </table:table-cell>
          <table:table-cell table:style-name="Table4.A2" office:value-type="string">
            <text:p text:style-name="P3">Prompts the user to enter their name, account number, and current balance</text:p>
            <text:p text:style-name="P3"/>
            <text:p text:style-name="P3">Prompts the user to enter a menu option between: deposit, withdraw, check balance, and exit</text:p>
            <text:p text:style-name="P3"/>
            <text:p text:style-name="P3">Validates the menu option <text:span text:style-name="T4">to check a valid number is entered. Restarts the loop if input is incorrect.</text:span></text:p>
            <text:p text:style-name="P3"/>
            <text:p text:style-name="P4">Calls deposit(), withdrawal(), and check_balance(), or exits the program according to the user’s chosen option</text:p>
          </table:table-cell>
          <table:table-cell table:style-name="Table4.C2" office:value-type="string">
            <text:p text:style-name="P3">Prints new account balance if there is enough in account, if lacking funds prints an error message.</text:p>
            <text:p text:style-name="P3"/>
            <text:p text:style-name="P3">Returns the new account balanc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16:39:43.841187330</meta:creation-date>
    <dc:date>2025-08-04T10:50:24.929356821</dc:date>
    <meta:editing-duration>PT11H9M1S</meta:editing-duration>
    <meta:editing-cycles>3</meta:editing-cycles>
    <meta:generator>LibreOffice/24.2.7.2$Linux_X86_64 LibreOffice_project/420$Build-2</meta:generator>
    <meta:print-date>2025-08-03T23:36:03.893708256</meta:print-date>
    <meta:printed-by>PDF files</meta:printed-by>
    <meta:document-statistic meta:table-count="7" meta:image-count="0" meta:object-count="0" meta:page-count="2" meta:paragraph-count="67" meta:word-count="342" meta:character-count="2096" meta:non-whitespace-character-count="1821"/>
  </office:meta>
</office:document-meta>
</file>